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30560"/>
    </style:style>
    <style:style style:name="P4" style:family="paragraph" style:parent-style-name="Standard">
      <style:paragraph-properties fo:text-align="start" style:justify-single-word="false"/>
      <style:text-properties officeooo:rsid="00030560" officeooo:paragraph-rsid="00030560"/>
    </style:style>
    <style:style style:name="P5" style:family="paragraph" style:parent-style-name="Standard">
      <style:paragraph-properties fo:text-align="start" style:justify-single-word="false"/>
      <style:text-properties officeooo:rsid="00090b80" officeooo:paragraph-rsid="00090b80"/>
    </style:style>
    <style:style style:name="P6" style:family="paragraph" style:parent-style-name="Standard">
      <style:paragraph-properties fo:text-align="start" style:justify-single-word="false"/>
      <style:text-properties officeooo:rsid="000da82e" officeooo:paragraph-rsid="000da82e"/>
    </style:style>
    <style:style style:name="P7" style:family="paragraph" style:parent-style-name="Standard">
      <style:paragraph-properties fo:text-align="start" style:justify-single-word="false"/>
      <style:text-properties officeooo:rsid="00112c17" officeooo:paragraph-rsid="00112c17"/>
    </style:style>
    <style:style style:name="P8" style:family="paragraph" style:parent-style-name="Standard">
      <style:paragraph-properties fo:text-align="start" style:justify-single-word="false"/>
      <style:text-properties officeooo:rsid="00121c66" officeooo:paragraph-rsid="00121c66"/>
    </style:style>
    <style:style style:name="P9" style:family="paragraph" style:parent-style-name="Standard">
      <style:paragraph-properties fo:text-align="start" style:justify-single-word="false"/>
      <style:text-properties officeooo:rsid="0013c53e" officeooo:paragraph-rsid="0013c53e"/>
    </style:style>
    <style:style style:name="P10" style:family="paragraph" style:parent-style-name="Standard">
      <style:paragraph-properties fo:text-align="start" style:justify-single-word="false"/>
      <style:text-properties officeooo:rsid="00177377" officeooo:paragraph-rsid="00177377"/>
    </style:style>
    <style:style style:name="P11" style:family="paragraph" style:parent-style-name="Standard">
      <style:paragraph-properties fo:text-align="start" style:justify-single-word="false"/>
      <style:text-properties officeooo:rsid="0019beab" officeooo:paragraph-rsid="0019beab"/>
    </style:style>
    <style:style style:name="P12" style:family="paragraph" style:parent-style-name="Standard">
      <style:paragraph-properties fo:text-align="start" style:justify-single-word="false"/>
      <style:text-properties officeooo:rsid="001bb1ec" officeooo:paragraph-rsid="001bb1ec"/>
    </style:style>
    <style:style style:name="P13" style:family="paragraph" style:parent-style-name="Standard">
      <style:paragraph-properties fo:text-align="start" style:justify-single-word="false"/>
      <style:text-properties officeooo:rsid="001bcbc3" officeooo:paragraph-rsid="001bcbc3"/>
    </style:style>
    <style:style style:name="P14" style:family="paragraph" style:parent-style-name="Standard">
      <style:paragraph-properties fo:text-align="start" style:justify-single-word="false"/>
      <style:text-properties officeooo:rsid="001cdaa9" officeooo:paragraph-rsid="001cdaa9"/>
    </style:style>
    <style:style style:name="P15" style:family="paragraph" style:parent-style-name="Standard">
      <style:paragraph-properties fo:text-align="start" style:justify-single-word="false"/>
      <style:text-properties officeooo:rsid="00203176" officeooo:paragraph-rsid="00203176"/>
    </style:style>
    <style:style style:name="T1" style:family="text">
      <style:text-properties officeooo:rsid="00030560"/>
    </style:style>
    <style:style style:name="T2" style:family="text">
      <style:text-properties officeooo:rsid="00055cde"/>
    </style:style>
    <style:style style:name="T3" style:family="text">
      <style:text-properties officeooo:rsid="0008092d"/>
    </style:style>
    <style:style style:name="T4" style:family="text">
      <style:text-properties officeooo:rsid="0011a3d5"/>
    </style:style>
    <style:style style:name="T5" style:family="text">
      <style:text-properties officeooo:rsid="0013c53e"/>
    </style:style>
    <style:style style:name="T6" style:family="text">
      <style:text-properties officeooo:rsid="00177377"/>
    </style:style>
    <style:style style:name="T7" style:family="text">
      <style:text-properties officeooo:rsid="001942e5"/>
    </style:style>
    <style:style style:name="T8" style:family="text">
      <style:text-properties officeooo:rsid="0019d354"/>
    </style:style>
    <style:style style:name="T9" style:family="text">
      <style:text-properties officeooo:rsid="001badc4"/>
    </style:style>
    <style:style style:name="T10" style:family="text">
      <style:text-properties officeooo:rsid="001da188"/>
    </style:style>
    <style:style style:name="T11" style:family="text">
      <style:text-properties officeooo:rsid="001ed800"/>
    </style:style>
    <style:style style:name="T12" style:family="text">
      <style:text-properties officeooo:rsid="002031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u de NIM</text:p>
      <text:p text:style-name="P2"/>
      <text:p text:style-name="P3">1- deck de 26 cartes allant de 0 a 3 <text:span text:style-name="T9">pts</text:span>+ 2 joker</text:p>
      <text:p text:style-name="P3">2- <text:s/>nb de joueur variable</text:p>
      <text:p text:style-name="P3">3- Rester en jeu tant qu’il n’y a pas de perdant <text:span text:style-name="T1">pour un tour de jeu, gagner toutes les jetons sur la table pour un jeu entier.</text:span></text:p>
      <text:p text:style-name="P3">4- Le perdant est celui qui joue une carte et que le ‘tas’ atteint plus que 9 point</text:p>
      <text:p text:style-name="P3"/>
      <text:p text:style-name="P3">D<text:span text:style-name="T1">éroulement du jeu:</text:span></text:p>
      <text:p text:style-name="P4">P0: Distribution de cartes aléatoirement, chacun en reçoit 5</text:p>
      <text:p text:style-name="P4">P1: <text:span text:style-name="T2">Phase de mise</text:span></text:p>
      <text:p text:style-name="P4">*1 <text:span text:style-name="T2">L</text:span>e premier joueur peut miser au max la totalité des jetons qu’il dispose // ALL IN</text:p>
      <text:p text:style-name="P4">*2 les autres peuvent suivre en misant le jetons necéssaire ou faire un ALL IN,</text:p>
      <text:p text:style-name="P4">*3 il peut aussi RAISE la somme, dans ce cas là, on fait comme si c’etait lui le premier joueur, et on demande les autres s’ils suivent ou fold.</text:p>
      <text:p text:style-name="P4"/>
      <text:p text:style-name="P4">P2: <text:span text:style-name="T3">Le jeu se déroule dans le sens d’une horloge, sur pc, on se contenteras de jouer selon l’ordre d’arrivé sur le serveur</text:span></text:p>
      <text:p text:style-name="P5">Le ‘tas’ se situe au milieu de table, à chaque tour un joueur peut jouer une carte</text:p>
      <text:p text:style-name="P6">la valeur de la carte est ainsi rajouté au tas.</text:p>
      <text:p text:style-name="P7">Le joker a <text:span text:style-name="T4">une valeur de -1</text:span></text:p>
      <text:p text:style-name="P8">Celui qui dépasse 9 pts perds le jeu</text:p>
      <text:p text:style-name="P8">e.g: </text:p>
      <text:p text:style-name="P8"><text:tab/>-J1 joue 3 , le tas atteint 8 pts</text:p>
      <text:p text:style-name="P8"><text:tab/>-J2 joue 1 , le tas atteint 9 pts (le jeu continue car il ne depasse pas 9)</text:p>
      <text:p text:style-name="P8"><text:tab/>-J3 joue 0 , le tas reste a 9 pts</text:p>
      <text:p text:style-name="P8"><text:tab/>-J1 joue Joker, le tas atteint 8pts</text:p>
      <text:p text:style-name="P8"><text:tab/>-J2 joue 1, le tas atteint 9pts</text:p>
      <text:p text:style-name="P8"><text:tab/>-J3 n’a pas de 0 ou de joker dans sa main, <text:span text:style-name="T5">il joue 1, le tas atteint 10</text:span></text:p>
      <text:p text:style-name="P9">La partie se termine, <text:span text:style-name="T6">Le joueur 3 perds TOUT les jetons qu’il a misé </text:span></text:p>
      <text:p text:style-name="P10">Les joueurs J1 et J2 <text:span text:style-name="T7">reprends leur mises * 2 </text:span></text:p>
      <text:p text:style-name="P11">Le gain peut être modifié en cours de developpement <text:span text:style-name="T8">pour avoir un system économique fermé (rien ne se créer , rien ne se perds, les gagnant partagent la mise du perdant)</text:span></text:p>
      <text:p text:style-name="P11"/>
      <text:p text:style-name="P11"/>
      <text:p text:style-name="P12">PROTOCOLE:</text:p>
      <text:p text:style-name="P12">Le protocole est basé sur celui fait en tp, CAD usage d’abord d’un keyword à 3 lettre majuscule avant tout donnée</text:p>
      <text:p text:style-name="P13">IAM – donne un pseudo (si déja pris, redemander de choisir un autre)</text:p>
      <text:p text:style-name="P13">LST – affiche la liste des joueurs présents</text:p>
      <text:p text:style-name="P14">SRT – <text:span text:style-name="T11">lancer le jeu</text:span></text:p>
      <text:p text:style-name="P15">RAI – raise</text:p>
      <text:p text:style-name="P15">FLD – fold</text:p>
      <text:p text:style-name="P15">CAL <text:s/>- call</text:p>
      <text:p text:style-name="P15">ALL – all in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00:17.486410908</meta:creation-date>
    <dc:date>2019-02-21T12:07:35.883575841</dc:date>
    <meta:editing-duration>PT35M2S</meta:editing-duration>
    <meta:editing-cycles>30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35" meta:word-count="388" meta:character-count="1882" meta:non-whitespace-character-count="1511"/>
  </office:meta>
</office:document-meta>
</file>